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Noto Sans" fo:font-size="12pt" fo:font-weight="normal" officeooo:rsid="0001598d" officeooo:paragraph-rsid="000d6e52" style:font-size-asian="10.5pt" style:font-weight-asian="normal" style:font-size-complex="12pt" style:font-weight-complex="normal"/>
    </style:style>
    <style:style style:name="P2" style:family="paragraph" style:parent-style-name="Heading_20_3">
      <style:text-properties officeooo:paragraph-rsid="000f26e1"/>
    </style:style>
    <style:style style:name="P3" style:family="paragraph" style:parent-style-name="Heading_20_3">
      <style:paragraph-properties fo:break-before="page"/>
      <style:text-properties officeooo:paragraph-rsid="000f26e1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0d6e5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2pt" fo:font-weight="bold" officeooo:rsid="000f13f7" officeooo:paragraph-rsid="000d6e5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2pt" fo:font-weight="normal" officeooo:rsid="0001598d" officeooo:paragraph-rsid="000d6e5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Noto Sans" officeooo:rsid="000f13f7" officeooo:paragraph-rsid="000d6e52"/>
    </style:style>
    <style:style style:name="P8" style:family="paragraph" style:parent-style-name="Standard">
      <style:paragraph-properties fo:text-align="center" style:justify-single-word="false"/>
      <style:text-properties style:font-name="Noto Sans" fo:font-size="16pt" fo:font-weight="bold" officeooo:rsid="000e09a9" officeooo:paragraph-rsid="000e09a9" style:font-size-asian="16pt" style:font-weight-asian="bold" style:font-size-complex="16pt" style:font-weight-complex="bold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orizontal_20_Line">
      <style:text-properties style:font-name="Noto Sans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Noto Sans"/>
    </style:style>
    <style:style style:name="P25" style:family="paragraph" style:parent-style-name="Text_20_body" style:list-style-name="L1">
      <style:text-properties style:font-name="Noto Sans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Noto Sans"/>
    </style:style>
    <style:style style:name="P27" style:family="paragraph" style:parent-style-name="Text_20_body" style:list-style-name="L2">
      <style:text-properties style:font-name="Noto Sans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style:font-name="Noto Sans"/>
    </style:style>
    <style:style style:name="P29" style:family="paragraph" style:parent-style-name="Text_20_body" style:list-style-name="L3">
      <style:text-properties style:font-name="Noto Sans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Noto Sans"/>
    </style:style>
    <style:style style:name="P31" style:family="paragraph" style:parent-style-name="Text_20_body" style:list-style-name="L4">
      <style:text-properties style:font-name="Noto Sans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style:font-name="Noto Sans"/>
    </style:style>
    <style:style style:name="P33" style:family="paragraph" style:parent-style-name="Text_20_body" style:list-style-name="L5">
      <style:text-properties style:font-name="Noto Sans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style:font-name="Noto Sans"/>
    </style:style>
    <style:style style:name="P35" style:family="paragraph" style:parent-style-name="Text_20_body" style:list-style-name="L6">
      <style:text-properties style:font-name="Noto Sans"/>
    </style:style>
    <style:style style:name="P36" style:family="paragraph" style:parent-style-name="Text_20_body" style:list-style-name="L7">
      <style:paragraph-properties fo:margin-top="0cm" fo:margin-bottom="0cm" style:contextual-spacing="false"/>
      <style:text-properties style:font-name="Noto Sans"/>
    </style:style>
    <style:style style:name="P37" style:family="paragraph" style:parent-style-name="Text_20_body" style:list-style-name="L7">
      <style:text-properties style:font-name="Noto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09a9"/>
    </style:style>
    <style:style style:name="T3" style:family="text">
      <style:text-properties style:font-name="Noto San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 <text:span text:style-name="T2">(Scrum Master)</text:span></text:p>
      <text:p text:style-name="P7"/>
      <text:p text:style-name="P7">VOLUNTAPP</text:p>
      <text:p text:style-name="P8">Product Backlog</text:p>
      <text:p text:style-name="P5"><text:span text:style-name="T1"/></text:p>
      <text:p text:style-name="P6"/>
      <text:p text:style-name="P6"/>
      <text:h text:style-name="P1" text:outline-level="3"><text:span text:style-name="Strong_20_Emphasis"><text:span text:style-name="T3">Épica 1: Gestión de Usuarios</text:span></text:span></text:h>
      <text:list text:style-name="L1">
        <text:list-item>
          <text:p text:style-name="P11"><text:span text:style-name="Strong_20_Emphasis"><text:span text:style-name="T3">Historia de Usuario</text:span></text:span><text:span text:style-name="T3">: Como usuario, quiero registrarme en la plataforma proporcionando información básica para acceder a las funcionalidades de la plataforma.</text:span></text:p>
          <text:list>
            <text:list-item>
              <text:p text:style-name="P12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4">Debe incluir nombre, correo, contraseña, y áreas de interés.</text:p>
                </text:list-item>
                <text:list-item>
                  <text:p text:style-name="P24">Validación de datos en tiempo real.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3">Historia de Usuario</text:span></text:span><text:span text:style-name="T3">: Como usuario, quiero un perfil personalizable donde pueda detallar mis intereses y experiencia en voluntariado.</text:span></text:p>
          <text:list>
            <text:list-item>
              <text:p text:style-name="P12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4">Sección para agregar fotos y descripción.</text:p>
                </text:list-item>
                <text:list-item>
                  <text:p text:style-name="P24">Selección de áreas de interés (salud, ecología, etc.).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3">Historia de Usuario</text:span></text:span><text:span text:style-name="T3">: Como usuario, quiero un sistema de puntuación que refleje mi reputación basado en mis actividades.</text:span></text:p>
          <text:list>
            <text:list-item>
              <text:p text:style-name="P12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4">Visualización de puntuación en el perfil.</text:p>
                </text:list-item>
                <text:list-item>
                  <text:p text:style-name="P25">Sistema para calificar la colaboración después de eventos.</text:p>
                </text:list-item>
              </text:list>
            </text:list-item>
          </text:list>
        </text:list-item>
      </text:list>
      <text:h text:style-name="P3" text:outline-level="3"><text:span text:style-name="Strong_20_Emphasis"><text:span text:style-name="T3">Épica 2: Interacción y Colaboración</text:span></text:span></text:h>
      <text:list text:style-name="L2">
        <text:list-item>
          <text:p text:style-name="P13"><text:span text:style-name="Strong_20_Emphasis"><text:span text:style-name="T3">Historia de Usuario</text:span></text:span><text:span text:style-name="T3">: Como usuario, quiero poder seguir a otros usuarios para mantenerme actualizado sobre sus actividades.</text:span></text:p>
          <text:list>
            <text:list-item>
              <text:p text:style-name="P14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6">Botón para seguir y dejar de seguir.</text:p>
                </text:list-item>
                <text:list-item>
                  <text:p text:style-name="P26">Notificaciones sobre las publicaciones de usuarios seguidos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Historia de Usuario</text:span></text:span><text:span text:style-name="T3">: Como usuario, quiero enviar mensajes directos para colaborar con otros usuarios.</text:span></text:p>
          <text:list>
            <text:list-item>
              <text:p text:style-name="P14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6">Chat con notificaciones en tiempo real.</text:p>
                </text:list-item>
                <text:list-item>
                  <text:p text:style-name="P26">Opciones para bloquear o reportar usuarios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Historia de Usuario</text:span></text:span><text:span text:style-name="T3">: Como usuario, quiero crear eventos relacionados con causas sociales para invitar a otros a participar.</text:span></text:p>
          <text:list>
            <text:list-item>
              <text:p text:style-name="P14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6">Formulario para crear eventos con detalles como lugar, hora, y descripción.</text:p>
                </text:list-item>
                <text:list-item>
                  <text:p text:style-name="P27">Opciones para eventos presenciales o virtuales.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span text:style-name="Strong_20_Emphasis"><text:span text:style-name="T3">Épica 3: Grupos y Campañas</text:span></text:span></text:h>
      <text:list text:style-name="L3">
        <text:list-item>
          <text:p text:style-name="P15"><text:span text:style-name="Strong_20_Emphasis"><text:span text:style-name="T3">Historia de Usuario</text:span></text:span><text:span text:style-name="T3">: Como usuario con buena reputación, quiero crear grupos temáticos para promover campañas específicas.</text:span></text:p>
          <text:list>
            <text:list-item>
              <text:p text:style-name="P16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8">Verificación de reputación antes de permitir la creación.</text:p>
                </text:list-item>
                <text:list-item>
                  <text:p text:style-name="P28">Sistema de invitación y gestión de miembros.</text:p>
                </text:list-item>
              </text:list>
            </text:list-item>
          </text:list>
        </text:list-item>
        <text:list-item>
          <text:p text:style-name="P15"><text:span text:style-name="Strong_20_Emphasis"><text:span text:style-name="T3">Historia de Usuario</text:span></text:span><text:span text:style-name="T3">: Como grupo, quiero lanzar campañas de financiación para apoyar mis proyectos de voluntariado.</text:span></text:p>
          <text:list>
            <text:list-item>
              <text:p text:style-name="P16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28">Integración con métodos de pago.</text:p>
                </text:list-item>
                <text:list-item>
                  <text:p text:style-name="P29">Seguimiento de donaciones en tiempo real.</text:p>
                </text:list-item>
              </text:list>
            </text:list-item>
          </text:list>
        </text:list-item>
      </text:list>
      <text:h text:style-name="P3" text:outline-level="3"><text:span text:style-name="Strong_20_Emphasis"><text:span text:style-name="T3">Épica 4: Moderación y Seguridad</text:span></text:span></text:h>
      <text:list text:style-name="L4">
        <text:list-item>
          <text:p text:style-name="P17"><text:span text:style-name="Strong_20_Emphasis"><text:span text:style-name="T3">Historia de Usuario</text:span></text:span><text:span text:style-name="T3">: Como moderador, quiero gestionar reportes de contenido inapropiado para mantener la comunidad segura.</text:span></text:p>
          <text:list>
            <text:list-item>
              <text:p text:style-name="P18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0">Panel para revisar reportes.</text:p>
                </text:list-item>
                <text:list-item>
                  <text:p text:style-name="P30">Opciones para eliminar contenido o suspender cuentas.</text:p>
                </text:list-item>
              </text:list>
            </text:list-item>
          </text:list>
        </text:list-item>
        <text:list-item>
          <text:p text:style-name="P17"><text:span text:style-name="Strong_20_Emphasis"><text:span text:style-name="T3">Historia de Usuario</text:span></text:span><text:span text:style-name="T3">: Como usuario, quiero reportar contenido ofensivo para que sea revisado por el equipo de moderación.</text:span></text:p>
          <text:list>
            <text:list-item>
              <text:p text:style-name="P18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0">Botón para reportar en publicaciones y perfiles.</text:p>
                </text:list-item>
                <text:list-item>
                  <text:p text:style-name="P31">Confirmación de recepción del reporte.</text:p>
                </text:list-item>
              </text:list>
            </text:list-item>
          </text:list>
        </text:list-item>
      </text:list>
      <text:p text:style-name="P10"/>
      <text:h text:style-name="P2" text:outline-level="3"><text:span text:style-name="Strong_20_Emphasis"><text:span text:style-name="T3">Épica 5: Gamificación</text:span></text:span></text:h>
      <text:list text:style-name="L5">
        <text:list-item>
          <text:p text:style-name="P19"><text:span text:style-name="Strong_20_Emphasis"><text:span text:style-name="T3">Historia de Usuario</text:span></text:span><text:span text:style-name="T3">: Como usuario, quiero participar en retos semanales para ganar puntos y recompensas.</text:span></text:p>
          <text:list>
            <text:list-item>
              <text:p text:style-name="P20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2">Desafíos visibles en el panel principal.</text:p>
                </text:list-item>
                <text:list-item>
                  <text:p text:style-name="P32">Insignias o puntos otorgados al completar los retos.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3">Historia de Usuario</text:span></text:span><text:span text:style-name="T3">: Como usuario, quiero ver un ranking de los participantes más activos para motivarme a involucrarme más.</text:span></text:p>
          <text:list>
            <text:list-item>
              <text:p text:style-name="P20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2">Clasificación por puntos obtenidos.</text:p>
                </text:list-item>
                <text:list-item>
                  <text:p text:style-name="P33">Actualización semanal del ranking.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span text:style-name="Strong_20_Emphasis"><text:span text:style-name="T3"/></text:span></text:h>
      <text:h text:style-name="P9" text:outline-level="3"><text:span text:style-name="Strong_20_Emphasis"><text:span text:style-name="T3">Épica 6: Integraciones Externas</text:span></text:span></text:h>
      <text:list text:style-name="L6">
        <text:list-item>
          <text:p text:style-name="P21"><text:span text:style-name="Strong_20_Emphasis"><text:span text:style-name="T3">Historia de Usuario</text:span></text:span><text:span text:style-name="T3">: Como usuario, quiero geolocalizar eventos para encontrar actividades cerca de mí.</text:span></text:p>
          <text:list>
            <text:list-item>
              <text:p text:style-name="P22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4">Uso de Google Maps para mostrar ubicaciones.</text:p>
                </text:list-item>
                <text:list-item>
                  <text:p text:style-name="P34">Filtro por distancia y tipo de evento.</text:p>
                </text:list-item>
              </text:list>
            </text:list-item>
          </text:list>
        </text:list-item>
        <text:list-item>
          <text:p text:style-name="P21"><text:span text:style-name="Strong_20_Emphasis"><text:span text:style-name="T3">Historia de Usuario</text:span></text:span><text:span text:style-name="T3">: Como usuario, quiero sincronizar los eventos con mi calendario personal para gestionar mejor mi tiempo.</text:span></text:p>
          <text:list>
            <text:list-item>
              <text:p text:style-name="P22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4">Integración con Google Calendar.</text:p>
                </text:list-item>
                <text:list-item>
                  <text:p text:style-name="P35">Notificaciones de recordatorio antes del evento.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span text:style-name="Strong_20_Emphasis"><text:span text:style-name="T3">Épica 7: Diseño de Interfaz</text:span></text:span></text:h>
      <text:list text:style-name="L7">
        <text:list-item>
          <text:p text:style-name="P23"><text:span text:style-name="Strong_20_Emphasis"><text:span text:style-name="T3">Historia de Usuario</text:span></text:span><text:span text:style-name="T3">: Como usuario, quiero una interfaz intuitiva que me permita navegar fácilmente entre las funcionalidades.</text:span></text:p>
          <text:list>
            <text:list-item>
              <text:p text:style-name="P23"><text:span text:style-name="Strong_20_Emphasis"><text:span text:style-name="T3">Criterios de Aceptación</text:span></text:span><text:span text:style-name="T3">:</text:span></text:p>
              <text:list>
                <text:list-item>
                  <text:p text:style-name="P36">Menú principal accesible desde cualquier página.</text:p>
                </text:list-item>
                <text:list-item>
                  <text:p text:style-name="P37">Diseño responsivo para dispositivos móviles.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1:05:08.630742508</meta:creation-date>
    <dc:date>2025-02-01T19:52:40.090181402</dc:date>
    <meta:editing-duration>PT4M1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76" meta:word-count="604" meta:character-count="3928" meta:non-whitespace-character-count="3455"/>
  </office:meta>
</office:document-meta>
</file>